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1" office:value-type="date" office:date-value="2020-01-19" calcext:value-type="date">
            <text:p>19/01/20</text:p>
          </table:table-cell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table:style-name="ce1" office:value-type="date" office:date-value="2020-01-20" calcext:value-type="date">
            <text:p>20/01/20</text:p>
          </table:table-cell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09:41:16.70239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0T09:53:10.909108537</dc:date>
    <meta:editing-duration>PT3H3M3S</meta:editing-duration>
    <meta:editing-cycles>22</meta:editing-cycles>
    <meta:generator>LibreOffice/6.0.7.3$Linux_X86_64 LibreOffice_project/00m0$Build-3</meta:generator>
    <meta:document-statistic meta:table-count="1" meta:cell-count="125" meta:object-count="0"/>
  </office:meta>
</office:document-meta>
</file>